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ff0000"/>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3">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4">
      <style:paragraph-properties fo:margin-left="0.5in" fo:margin-right="0in" fo:margin-top="0in" fo:margin-bottom="0in" loext:contextual-spacing="true" fo:text-indent="-0.25in" style:auto-text-indent="false"/>
    </style:style>
    <style:style style:name="P8" style:family="paragraph" style:parent-style-name="Heading_20_2">
      <style:paragraph-properties fo:margin-top="0.25in" fo:margin-bottom="0.0835in" loext:contextual-spacing="false"/>
    </style:style>
    <style:style style:name="T1" style:family="text">
      <style:text-properties fo:font-size="9pt" style:font-size-asian="9pt" style:font-size-complex="9pt"/>
    </style:style>
    <style:style style:name="T2" style:family="text">
      <style:text-properties fo:font-size="18pt" fo:font-weight="bold" style:font-size-asian="18pt" style:font-weight-asian="bold" style:font-size-complex="18pt"/>
    </style:style>
    <style:style style:name="T3" style:family="text">
      <style:text-properties style:text-underline-style="none"/>
    </style:style>
    <style:style style:name="T4" style:family="text">
      <style:text-properties fo:color="#ff0000"/>
    </style:style>
    <style:style style:name="T5" style:family="text">
      <style:text-properties fo:font-weight="bold" style:font-weight-asian="bold"/>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inter Modular</text:span></text:p>
      <text:p text:style-name="P1"><text:span text:style-name="T2">Eloquencer 1.0.4 Update Procedures</text:span></text:p>
      <text:p text:style-name="P1"/>
      <text:p text:style-name="P1">Make sure the module is continuously powered during the update process. If the module loses power during the update, it can brick.</text:p>
      <text:p text:style-name="P1"/>
      <text:list xml:id="list566814356228356419" text:style-name="WWNum3">
        <text:list-item>
          <text:p text:style-name="P4">Go to github repository and download the file Eloquencer_v1.04_Update.zip</text:p>
        </text:list-item>
        <text:list-item>
          <text:p text:style-name="P4">Unzip the file and<text:span text:style-name="T4"> </text:span>choose your operating system.</text:p>
        </text:list-item>
        <text:list-item>
          <text:p text:style-name="P4">Connect the module to the power bus and power up your system.</text:p>
        </text:list-item>
        <text:list-item>
          <text:p text:style-name="P4">Connect a micro USB cable from the computer to the eloquencer (left side, under the «ELOQUENCER» logo).</text:p>
        </text:list-item>
        <text:list-item>
          <text:p text:style-name="P4">Give some time for the system to recognize the port</text:p>
        </text:list-item>
        <text:list-item>
          <text:p text:style-name="P4">Run the program</text:p>
        </text:list-item>
        <text:list-item>
          <text:p text:style-name="P4">Choose the port</text:p>
        </text:list-item>
        <text:list-item>
          <text:p text:style-name="P4">Press the “Update Firmware…” button</text:p>
        </text:list-item>
        <text:list-item>
          <text:p text:style-name="P4">Wait until the message “Firmware Update Complete” appears</text:p>
        </text:list-item>
      </text:list>
      <text:p text:style-name="P1"/>
      <text:p text:style-name="P1">The update process is now done. Now there are a couple of calibration procedures that need to be done.</text:p>
      <text:p text:style-name="P8"><text:bookmark text:name="_vzj6712qo9xr"/>Calibration:</text:p>
      <text:p text:style-name="P1"/>
      <text:p text:style-name="P1"><text:span text:style-name="T5">A) Cv in 0V calibraton:</text:span></text:p>
      <text:p text:style-name="P1">this tuning procedure helps the system to know what is 0 Volts when no cable is plugged in the CV inputs</text:p>
      <text:p text:style-name="P1"/>
      <text:list xml:id="list685696051074459509" text:style-name="WWNum2">
        <text:list-item>
          <text:p text:style-name="P5">Put the physical switch (PCB rear upper left) at 5 V (down). If you own a first batch unit and you don't have an indicative sticker just set the switches down for -5/+5V.</text:p>
        </text:list-item>
        <text:list-item>
          <text:p text:style-name="P5">Disconnect any cables from CV IN 1 and CV IN 2.</text:p>
        </text:list-item>
        <text:list-item>
          <text:p text:style-name="P5">Go to options &gt; tune</text:p>
        </text:list-item>
        <text:list-item>
          <text:p text:style-name="P5">Press and Hold F + G + H track buttons. While holding go to «create user tune» and press the encoder button. You can release F, G and H now. </text:p>
        </text:list-item>
        <text:list-item>
          <text:p text:style-name="P5"><text:soft-page-break/>If everything went right you should be in the option menú again. Otherwise you will be in the user tune menú, probably because you didn't correctly press the 3 track buttons. If so, disconnect from power, connect again, and repeat procedure.</text:p>
        </text:list-item>
      </text:list>
      <text:p text:style-name="P1"/>
      <text:p text:style-name="P1">To test the tuning :</text:p>
      <text:p text:style-name="P1"/>
      <text:list xml:id="list7441025665308856667" text:style-name="WWNum1">
        <text:list-item>
          <text:p text:style-name="P6">Go to MUTE and make sure that all channels are unmuted.</text:p>
        </text:list-item>
        <text:list-item>
          <text:p text:style-name="P6">Go to OPTIONS &gt; CV 1 assign &gt; MUTE BIN</text:p>
        </text:list-item>
        <text:list-item>
          <text:p text:style-name="P6">Go to. “tracks” assign and choose all the tracks.</text:p>
        </text:list-item>
        <text:list-item>
          <text:p text:style-name="P6">Choose the CV IN range -5V/+5V setting (the hardware switch should be in the 5v position).</text:p>
        </text:list-item>
        <text:list-item>
          <text:p text:style-name="P6">Put the sequencer in play</text:p>
        </text:list-item>
        <text:list-item>
          <text:p text:style-name="P6">Put any LFO into the CV IN</text:p>
        </text:list-item>
        <text:list-item>
          <text:p text:style-name="P6">Go to MUTE and check that track button lights are blinking</text:p>
        </text:list-item>
        <text:list-item>
          <text:p text:style-name="P6">When disconnecting the cable in the CV IN the track button lights should not be on or blinking, otherwise try the tuning procedure again.</text:p>
        </text:list-item>
        <text:list-item>
          <text:p text:style-name="P6">Repeat process for the CV IN 2</text:p>
        </text:list-item>
      </text:list>
      <text:p text:style-name="P1"/>
      <text:p text:style-name="P1"><text:span text:style-name="T5">B) Tune the CV INPUTS:</text:span></text:p>
      <text:p text:style-name="P1">This tuning is necessary if you want to control the CV IN assign of CV add or CV Q using a V/oct signal. For example you want to transpose a sequence using CV add and a keyboard connected to the CV input. </text:p>
      <text:p text:style-name="P2"/>
      <text:p text:style-name="P1"><text:span text:style-name="T6">Have in mind that these CV inputs were not originally intended for this purpose and some unexpected behaviour can happen in some occasions like some notes jumping to the contiguous semitone.</text:span></text:p>
      <text:p text:style-name="P2"/>
      <text:p text:style-name="P1"/>
      <text:list xml:id="list7614748284982948396" text:style-name="WWNum4">
        <text:list-item>
          <text:p text:style-name="P7">Go to Options &gt; Calibrate CV IN</text:p>
        </text:list-item>
        <text:list-item>
          <text:p text:style-name="P7">Connect CV OUT A with CV IN 1</text:p>
        </text:list-item>
        <text:list-item>
          <text:p text:style-name="P7">Connect CV OUT E with CV IN 2</text:p>
        </text:list-item>
        <text:list-item>
          <text:p text:style-name="P7">Put the physical "CV in range" switch to 10V (up). If you own a first batch unit and you don't have an indicative sticker just set the switches up for 10V.</text:p>
        </text:list-item>
        <text:list-item>
          <text:p text:style-name="P7">press the encoder.</text:p>
        </text:list-item>
        <text:list-item>
          <text:p text:style-name="P7">Put the physical "CV in range" switch to 5V (down). If you own a first batch unit and you don't have an indicative sticker just set the switches down for -5/+5V.</text:p>
        </text:list-item>
        <text:list-item>
          <text:p text:style-name="P7"><text:soft-page-break/>press the encoder and you are done.</text:p>
        </text:list-item>
      </text:list>
      <text:p text:style-name="P1"/>
      <text:p text:style-name="P1">Enjoy your Eloquenc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2" meta:word-count="581" meta:character-count="2969" meta:non-whitespace-character-count="2458"/>
    <meta:generator>LibreOfficeDev/5.1.0.3$Linux_X86_64 LibreOffice_project/</meta:generator>
  </office:meta>
</office:document-meta>
</file>